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0000000200C18B1BA21E49DB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5e8ac7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5e8ac7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46cm" svg:height="13.546cm" svg:x="4.234cm" svg:y="7.305cm">
          <draw:image xlink:href="Pictures/100002000000020000000200C18B1BA21E49DB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5:32:56.365471456</meta:creation-date>
    <dc:date>2018-10-05T15:36:11.010512457</dc:date>
    <meta:editing-duration>PT3M17S</meta:editing-duration>
    <meta:editing-cycles>1</meta:editing-cycles>
    <meta:document-statistic meta:object-count="1"/>
    <meta:generator>LibreOffice/5.4.6.2$Linux_X86_64 LibreOffice_project/40$Build-2</meta:generator>
  </office:meta>
</office:document-meta>
</file>